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683" officeooo:paragraph-rsid="00193683"/>
    </style:style>
    <style:style style:name="P2" style:family="paragraph" style:parent-style-name="Standard">
      <style:text-properties officeooo:rsid="0019c8fe" officeooo:paragraph-rsid="0019c8fe"/>
    </style:style>
    <style:style style:name="P3" style:family="paragraph" style:parent-style-name="Standard">
      <style:text-properties officeooo:rsid="001d3801" officeooo:paragraph-rsid="001d3801"/>
    </style:style>
    <style:style style:name="P4" style:family="paragraph" style:parent-style-name="Standard">
      <style:text-properties officeooo:rsid="001d32b0" officeooo:paragraph-rsid="001d3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a</text:p>
      <text:p text:style-name="P1">- feedback</text:p>
      <text:p text:style-name="P1"/>
      <text:p text:style-name="P1">15 hours</text:p>
      <text:p text:style-name="P1"/>
      <text:p text:style-name="P1">design feedback systems – create forms, create scnrios, justifying what you made, </text:p>
      <text:p text:style-name="P1"/>
      <text:p text:style-name="P1">make feedback collect it tgen back and write about feedback</text:p>
      <text:p text:style-name="P1"/>
      <text:p text:style-name="P1"/>
      <text:p text:style-name="P1">collect mainly with microsoft form- makes graphs for u</text:p>
      <text:p text:style-name="P1"/>
      <text:p text:style-name="P1">justify each question and scnrio</text:p>
      <text:p text:style-name="P1"/>
      <text:p text:style-name="P1">write some scnrios </text:p>
      <text:p text:style-name="P1"/>
      <text:p text:style-name="P1">6 hours to make</text:p>
      <text:p text:style-name="P1">u can also get feedback at home </text:p>
      <text:p text:style-name="P1"/>
      <text:p text:style-name="P1">write up findings</text:p>
      <text:p text:style-name="P1">what dose my feedback tell me</text:p>
      <text:p text:style-name="P1">what do they like </text:p>
      <text:p text:style-name="P1">what don’t they like etc </text:p>
      <text:p text:style-name="P1">stament for each question </text:p>
      <text:p text:style-name="P1"/>
      <text:p text:style-name="P1">1- design </text:p>
      <text:p text:style-name="P1"/>
      <text:p text:style-name="P1">people coming in to present a system </text:p>
      <text:p text:style-name="P2">things you may want to ask about in form:</text:p>
      <text:p text:style-name="P1"/>
      <text:p text:style-name="P2">overall experince </text:p>
      <text:p text:style-name="P2">accesiblity </text:p>
      <text:p text:style-name="P2">speed</text:p>
      <text:p text:style-name="P2">engagement</text:p>
      <text:p text:style-name="P2">ease of use</text:p>
      <text:p text:style-name="P2">bugs </text:p>
      <text:p text:style-name="P2">accuracy </text:p>
      <text:p text:style-name="P2">interface design </text:p>
      <text:p text:style-name="P3">ai voice </text:p>
      <text:p text:style-name="P3">hnadwriting</text:p>
      <text:p text:style-name="P2"/>
      <text:p text:style-name="P2"/>
      <text:p text:style-name="P4">you do want more simple likeit scale or chose answers as its quick and easy to look at and then a text box to add to it etc so you get get a quick idea and more detail 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09:54:06.365904300</meta:creation-date>
    <dc:date>2026-01-20T10:42:41.695603400</dc:date>
    <meta:editing-duration>PT1H46M20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29" meta:word-count="148" meta:character-count="796" meta:non-whitespace-character-count="661"/>
  </office:meta>
</office:document-meta>
</file>